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rtedProperties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rtedProperties.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edProperties.storeToXML( OutputStream out , @ Nullable String comments , String 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edProperties.store( OutputStream out , @ Nullable String commen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ortedProperties.storeToXML( OutputStream out , @ Nullable String com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edProperties.SortedProperties( boolean omitCom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edProperties.SortedProperties( Properties properties , boolean omitCom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rtedProperties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rtedProperties.store( Writer writer , @ Nullable String commen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